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30100004C6700003D468CF27124A06640FA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  <style:text-properties officeooo:paragraph-rsid="0004e569"/>
    </style:style>
    <style:style style:name="P2" style:family="paragraph" style:parent-style-name="Standard">
      <style:text-properties officeooo:paragraph-rsid="0004e569"/>
    </style:style>
    <style:style style:name="P3" style:family="paragraph" style:parent-style-name="Standard">
      <style:text-properties officeooo:paragraph-rsid="00056fc7"/>
    </style:style>
    <style:style style:name="P4" style:family="paragraph" style:parent-style-name="Standard">
      <style:text-properties officeooo:paragraph-rsid="0005efcd"/>
    </style:style>
    <style:style style:name="P5" style:family="paragraph" style:parent-style-name="Standard">
      <style:text-properties officeooo:paragraph-rsid="00068a28"/>
    </style:style>
    <style:style style:name="P6" style:family="paragraph" style:parent-style-name="Standard">
      <style:text-properties style:font-name="Times New Roman" fo:font-size="10pt" officeooo:paragraph-rsid="00068a28" style:font-name-asian="Times New Roman1" style:font-size-asian="10pt" style:font-name-complex="Times New Roman1" style:font-size-complex="10pt"/>
    </style:style>
    <style:style style:name="P7" style:family="paragraph" style:parent-style-name="Standard">
      <style:paragraph-properties fo:line-height="100%" fo:orphans="0" fo:widows="0"/>
      <style:text-properties fo:color="#000000" style:font-name="Times New Roman" fo:font-size="10pt" fo:font-weight="normal" officeooo:paragraph-rsid="0004e569" style:letter-kerning="false" style:font-size-asian="10pt" style:font-weight-asian="normal"/>
    </style:style>
    <style:style style:name="P8" style:family="paragraph" style:parent-style-name="Standard">
      <style:paragraph-properties fo:line-height="100%" fo:orphans="0" fo:widows="0"/>
      <style:text-properties fo:color="#000000" style:font-name="Times New Roman" fo:font-size="12pt" style:text-underline-style="none" fo:font-weight="normal" officeooo:paragraph-rsid="0005efcd" style:letter-kerning="true" style:font-size-asian="12pt" style:font-weight-asian="normal"/>
    </style:style>
    <style:style style:name="P9" style:family="paragraph" style:parent-style-name="Standard">
      <style:text-properties fo:color="#000000" style:font-name="Times New Roman" fo:font-size="12pt" style:text-underline-style="none" fo:font-weight="normal" officeooo:paragraph-rsid="00068a28" style:letter-kerning="true" style:font-size-asian="12pt" style:font-weight-asian="normal"/>
    </style:style>
    <style:style style:name="P10" style:family="paragraph" style:parent-style-name="Standard">
      <style:text-properties officeooo:paragraph-rsid="00083832"/>
    </style:style>
    <style:style style:name="P11" style:family="paragraph" style:parent-style-name="Standard">
      <loext:graphic-properties draw:fill-color="#ffffff"/>
      <style:paragraph-properties fo:margin-top="0in" fo:margin-bottom="0in" loext:contextual-spacing="false" fo:line-height="100%" fo:text-align="center" style:justify-single-word="false" fo:orphans="0" fo:widows="0" fo:padding="0in" fo:border="none"/>
    </style:style>
    <style:style style:name="P12" style:family="paragraph" style:parent-style-name="Standard">
      <loext:graphic-properties draw:fill-color="#ffffff"/>
      <style:paragraph-properties fo:margin-top="0in" fo:margin-bottom="0in" loext:contextual-spacing="false" fo:line-height="100%" fo:orphans="0" fo:widows="0" fo:padding="0in" fo:border="none"/>
    </style:style>
    <style:style style:name="P13" style:family="paragraph" style:parent-style-name="Standard">
      <loext:graphic-properties draw:fill-color="#ffffff"/>
      <style:paragraph-properties fo:margin-top="0in" fo:margin-bottom="0in" loext:contextual-spacing="false" fo:line-height="100%" fo:orphans="0" fo:widows="0" fo:padding="0in" fo:border="none"/>
      <style:text-properties officeooo:paragraph-rsid="00068a28"/>
    </style:style>
    <style:style style:name="P14" style:family="paragraph" style:parent-style-name="Standard">
      <loext:graphic-properties draw:fill-color="#ffffff"/>
      <style:paragraph-properties fo:margin-top="0in" fo:margin-bottom="0in" loext:contextual-spacing="false" fo:line-height="100%" fo:text-align="center" style:justify-single-word="false" fo:orphans="0" fo:widows="0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loext:graphic-properties draw:fill-color="#ffffff"/>
      <style:paragraph-properties fo:margin-top="0in" fo:margin-bottom="0in" loext:contextual-spacing="false" fo:line-height="100%" fo:orphans="0" fo:widows="0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loext:graphic-properties draw:fill-color="#ffffff"/>
      <style:paragraph-properties fo:margin-top="0in" fo:margin-bottom="0in" loext:contextual-spacing="false" fo:line-height="100%" fo:orphans="0" fo:widows="0" fo:padding="0in" fo:border="none"/>
      <style:text-properties style:font-name="Times New Roman" fo:font-size="12pt" officeooo:paragraph-rsid="00056fc7" style:font-name-asian="Times New Roman1" style:font-size-asian="12pt" style:font-name-complex="Times New Roman1" style:font-size-complex="12pt"/>
    </style:style>
    <style:style style:name="P17" style:family="paragraph" style:parent-style-name="Standard">
      <loext:graphic-properties draw:fill-color="#ffffff"/>
      <style:paragraph-properties fo:margin-top="0in" fo:margin-bottom="0in" loext:contextual-spacing="false" fo:line-height="100%" fo:orphans="0" fo:widows="0" fo:padding="0in" fo:border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8" style:family="paragraph" style:parent-style-name="Standard">
      <loext:graphic-properties draw:fill-color="#ffffff"/>
      <style:paragraph-properties fo:margin-top="0in" fo:margin-bottom="0in" loext:contextual-spacing="false" fo:line-height="100%" fo:orphans="0" fo:widows="0" fo:padding="0in" fo:border="none"/>
      <style:text-properties style:font-name="Times New Roman" fo:font-size="10pt" officeooo:paragraph-rsid="00068a28" style:font-name-asian="Times New Roman1" style:font-size-asian="10pt" style:font-name-complex="Times New Roman1" style:font-size-complex="10pt"/>
    </style:style>
    <style:style style:name="P19" style:family="paragraph" style:parent-style-name="Standard">
      <loext:graphic-properties draw:fill-color="#ffffff"/>
      <style:paragraph-properties fo:margin-top="0in" fo:margin-bottom="0in" loext:contextual-spacing="false" fo:line-height="100%" fo:text-align="center" style:justify-single-word="false" fo:orphans="0" fo:widows="0" fo:padding="0in" fo:border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0" style:family="paragraph" style:parent-style-name="Standard">
      <loext:graphic-properties draw:fill-color="#ffffff"/>
      <style:paragraph-properties fo:margin-top="0in" fo:margin-bottom="0in" loext:contextual-spacing="false" fo:line-height="100%" fo:orphans="0" fo:widows="0" fo:padding="0in" fo:border="non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1" style:family="paragraph" style:parent-style-name="Standard">
      <loext:graphic-properties draw:fill-color="#ffffff"/>
      <style:paragraph-properties fo:margin-top="0in" fo:margin-bottom="0in" loext:contextual-spacing="false" fo:line-height="100%" fo:orphans="0" fo:widows="0" fo:padding="0in" fo:border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orphans="0" fo:widows="0" fo:text-indent="0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left="0in" fo:margin-right="0in" fo:line-height="100%" fo:orphans="0" fo:widows="0" fo:text-indent="0in" style:auto-text-indent="false"/>
      <style:text-properties style:font-name="Times New Roman" fo:font-size="10pt" officeooo:paragraph-rsid="00068a28" style:font-name-asian="Times New Roman1" style:font-size-asian="10pt" style:font-name-complex="Times New Roman1" style:font-size-complex="10pt"/>
    </style:style>
    <style:style style:name="P24" style:family="paragraph" style:parent-style-name="Standard">
      <loext:graphic-properties draw:fill-color="#ffffff"/>
      <style:paragraph-properties fo:margin-left="0.5in" fo:margin-right="0in" fo:margin-top="0in" fo:margin-bottom="0in" loext:contextual-spacing="false" fo:line-height="100%" fo:orphans="0" fo:widows="0" fo:text-indent="0in" style:auto-text-indent="false" fo:padding="0in" fo:border="none"/>
    </style:style>
    <style:style style:name="P25" style:family="paragraph" style:parent-style-name="Standard">
      <loext:graphic-properties draw:fill-color="#ffffff"/>
      <style:paragraph-properties fo:margin-left="0.5in" fo:margin-right="0in" fo:margin-top="0in" fo:margin-bottom="0in" loext:contextual-spacing="false" fo:line-height="100%" fo:orphans="0" fo:widows="0" fo:text-indent="0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>
      <loext:graphic-properties draw:fill-color="#ffffff"/>
      <style:paragraph-properties fo:margin-left="0.5in" fo:margin-right="0in" fo:margin-top="0in" fo:margin-bottom="0in" loext:contextual-spacing="false" fo:line-height="100%" fo:orphans="0" fo:widows="0" fo:text-indent="0in" style:auto-text-indent="false" fo:padding="0in" fo:border="none"/>
      <style:text-properties style:font-name="Times New Roman" fo:font-size="12pt" officeooo:paragraph-rsid="00056fc7" style:font-name-asian="Times New Roman1" style:font-size-asian="12pt" style:font-name-complex="Times New Roman1" style:font-size-complex="12pt"/>
    </style:style>
    <style:style style:name="P27" style:family="paragraph" style:parent-style-name="Standard">
      <loext:graphic-properties draw:fill-color="#ffffff"/>
      <style:paragraph-properties fo:margin-left="0.5in" fo:margin-right="0in" fo:margin-top="0in" fo:margin-bottom="0in" loext:contextual-spacing="false" fo:line-height="100%" fo:orphans="0" fo:widows="0" fo:text-indent="0in" style:auto-text-indent="false" fo:padding="0in" fo:border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8" style:family="paragraph" style:parent-style-name="Standard">
      <loext:graphic-properties draw:fill-color="#ffffff"/>
      <style:paragraph-properties fo:margin-left="0.5in" fo:margin-right="0in" fo:margin-top="0in" fo:margin-bottom="0in" loext:contextual-spacing="false" fo:line-height="100%" fo:orphans="0" fo:widows="0" fo:text-indent="0in" style:auto-text-indent="false" fo:padding="0in" fo:border="none"/>
      <style:text-properties fo:color="#000000" style:font-name="Times New Roman" fo:font-size="12pt" style:text-underline-style="none" fo:font-weight="normal" officeooo:paragraph-rsid="00068a28" style:letter-kerning="true" style:font-size-asian="12pt" style:font-weight-asian="normal"/>
    </style:style>
    <style:style style:name="P29" style:family="paragraph" style:parent-style-name="Standard">
      <style:paragraph-properties fo:margin-left="0.5in" fo:margin-right="0in" fo:line-height="100%" fo:orphans="0" fo:widows="0" fo:text-indent="0in" style:auto-text-indent="false"/>
      <style:text-properties fo:color="#000000" style:font-name="Times New Roman" fo:font-size="12pt" style:text-underline-style="none" fo:font-weight="normal" officeooo:paragraph-rsid="0004e569" style:letter-kerning="false" style:font-size-asian="12pt" style:font-weight-asian="normal"/>
    </style:style>
    <style:style style:name="P30" style:family="paragraph" style:parent-style-name="Standard">
      <style:paragraph-properties fo:margin-left="0.5in" fo:margin-right="0in" fo:text-indent="0in" style:auto-text-indent="false"/>
      <style:text-properties fo:color="#000000" style:font-name="Times New Roman" fo:font-size="12pt" style:text-underline-style="none" fo:font-weight="normal" officeooo:paragraph-rsid="0004e569" style:letter-kerning="true" style:font-size-asian="12pt" style:font-weight-asian="normal"/>
    </style:style>
    <style:style style:name="P31" style:family="paragraph" style:parent-style-name="Standard">
      <style:paragraph-properties fo:margin-left="0.5in" fo:margin-right="0in" fo:text-indent="0in" style:auto-text-indent="false"/>
      <style:text-properties fo:color="#000000" style:font-name="Times New Roman" fo:font-size="12pt" style:text-underline-style="none" fo:font-weight="normal" officeooo:paragraph-rsid="0007b96e" style:letter-kerning="true" style:font-size-asian="12pt" style:font-weight-asian="normal"/>
    </style:style>
    <style:style style:name="P32" style:family="paragraph" style:parent-style-name="Standard">
      <style:paragraph-properties fo:margin-left="0.5in" fo:margin-right="0in" fo:text-indent="0in" style:auto-text-indent="false"/>
      <style:text-properties fo:color="#000000" style:font-name="Times New Roman" fo:font-size="12pt" style:text-underline-style="none" fo:font-weight="normal" officeooo:rsid="0007b96e" officeooo:paragraph-rsid="0007b96e" style:letter-kerning="true" style:font-size-asian="12pt" style:font-weight-asian="normal"/>
    </style:style>
    <style:style style:name="P33" style:family="paragraph" style:parent-style-name="Standard">
      <style:paragraph-properties fo:margin-left="0.5in" fo:margin-right="0in" fo:text-indent="0in" style:auto-text-indent="false"/>
      <style:text-properties fo:color="#000000" style:font-name="Times New Roman" fo:font-size="12pt" style:text-underline-style="none" fo:font-weight="bold" officeooo:paragraph-rsid="00068a28" style:letter-kerning="true" style:font-size-asian="12pt" style:font-weight-asian="bold"/>
    </style:style>
    <style:style style:name="P34" style:family="paragraph" style:parent-style-name="Standard">
      <style:paragraph-properties fo:margin-left="0.5in" fo:margin-right="0in" fo:text-indent="0in" style:auto-text-indent="false"/>
      <style:text-properties fo:color="#000000" style:font-name="Times New Roman" fo:font-size="12pt" style:text-underline-style="none" fo:font-weight="bold" officeooo:rsid="0004e569" officeooo:paragraph-rsid="0004e569" style:letter-kerning="true" style:font-size-asian="12pt" style:font-weight-asian="bold"/>
    </style:style>
    <style:style style:name="P35" style:family="paragraph" style:parent-style-name="Standard">
      <style:paragraph-properties fo:margin-left="0.5in" fo:margin-right="0in" fo:text-indent="0in" style:auto-text-indent="false"/>
      <style:text-properties fo:color="#000000" style:font-name="Times New Roman" fo:font-size="12pt" style:text-underline-style="none" fo:font-weight="bold" officeooo:paragraph-rsid="0007b96e" style:letter-kerning="true" style:font-size-asian="12pt" style:font-weight-asian="bold" style:font-weight-complex="bold"/>
    </style:style>
    <style:style style:name="P36" style:family="paragraph" style:parent-style-name="Standard">
      <style:paragraph-properties fo:margin-left="0.5in" fo:margin-right="0in" fo:text-indent="0in" style:auto-text-indent="false"/>
      <style:text-properties fo:color="#000000" style:font-name="Times New Roman" fo:font-size="12pt" style:text-underline-style="none" fo:font-weight="bold" officeooo:paragraph-rsid="0004e569" style:letter-kerning="true" style:font-name-asian="Times New Roman1" style:font-size-asian="12pt" style:font-weight-asian="bold" style:font-name-complex="Times New Roman1" style:font-size-complex="12pt" style:font-weight-complex="bold"/>
    </style:style>
    <style:style style:name="P37" style:family="paragraph" style:parent-style-name="Standard">
      <style:paragraph-properties fo:margin-left="0.5in" fo:margin-right="0in" fo:line-height="100%" fo:orphans="0" fo:widows="0" fo:text-indent="0in" style:auto-text-indent="false"/>
      <style:text-properties fo:color="#000000" style:font-name="Times New Roman" fo:font-size="12pt" style:text-underline-style="solid" style:text-underline-width="auto" style:text-underline-color="font-color" fo:font-weight="bold" officeooo:paragraph-rsid="0004e569" style:letter-kerning="false" style:font-size-asian="12pt" style:font-weight-asian="bold"/>
    </style:style>
    <style:style style:name="P38" style:family="paragraph" style:parent-style-name="Standard">
      <style:paragraph-properties fo:margin-left="0.5in" fo:margin-right="0in" fo:line-height="100%" fo:orphans="0" fo:widows="0" fo:text-indent="0in" style:auto-text-indent="false"/>
      <style:text-properties officeooo:paragraph-rsid="00068a28"/>
    </style:style>
    <style:style style:name="P39" style:family="paragraph" style:parent-style-name="Standard">
      <style:paragraph-properties fo:margin-left="0.5in" fo:margin-right="0in" fo:text-indent="0in" style:auto-text-indent="false"/>
      <style:text-properties officeooo:paragraph-rsid="0004e569"/>
    </style:style>
    <style:style style:name="P40" style:family="paragraph" style:parent-style-name="Standard">
      <style:paragraph-properties fo:margin-left="0.5in" fo:margin-right="0in" fo:text-indent="0in" style:auto-text-indent="false"/>
      <style:text-properties officeooo:paragraph-rsid="00056fc7"/>
    </style:style>
    <style:style style:name="P41" style:family="paragraph" style:parent-style-name="Standard">
      <style:paragraph-properties fo:margin-left="0.5in" fo:margin-right="0in" fo:text-indent="0in" style:auto-text-indent="false"/>
      <style:text-properties officeooo:paragraph-rsid="00068a28"/>
    </style:style>
    <style:style style:name="P4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orphans="0" fo:widows="0" fo:text-indent="0.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3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orphans="0" fo:widows="0" fo:text-indent="0.5in" style:auto-text-indent="false" fo:padding="0in" fo:border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4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orphans="0" fo:widows="0" fo:text-indent="0.5in" style:auto-text-indent="false" fo:padding="0in" fo:border="none"/>
    </style:style>
    <style:style style:name="P45" style:family="paragraph" style:parent-style-name="Standard">
      <style:paragraph-properties fo:margin-left="0in" fo:margin-right="0in" fo:line-height="100%" fo:orphans="0" fo:widows="0" fo:text-indent="0.5in" style:auto-text-indent="false"/>
      <style:text-properties officeooo:rsid="00068a28" officeooo:paragraph-rsid="00068a28"/>
    </style:style>
    <style:style style:name="P46" style:family="paragraph" style:parent-style-name="Standard">
      <style:paragraph-properties fo:margin-left="0in" fo:margin-right="0in" fo:line-height="100%" fo:orphans="0" fo:widows="0" fo:text-indent="0.5in" style:auto-text-indent="false"/>
      <style:text-properties fo:color="#000000" style:font-name="Times New Roman" fo:font-size="12pt" style:text-underline-style="none" fo:font-weight="bold" officeooo:rsid="00068a28" officeooo:paragraph-rsid="00068a28" style:letter-kerning="false" style:font-size-asian="12pt" style:font-weight-asian="bold"/>
    </style:style>
    <style:style style:name="P47" style:family="paragraph" style:parent-style-name="Standard">
      <style:paragraph-properties fo:margin-left="0in" fo:margin-right="0in" fo:line-height="100%" fo:orphans="0" fo:widows="0" fo:text-indent="0.5in" style:auto-text-indent="false"/>
      <style:text-properties fo:color="#000000" style:font-name="Times New Roman" fo:font-size="12pt" style:text-underline-style="none" fo:font-weight="bold" officeooo:paragraph-rsid="00083832" style:letter-kerning="false" style:font-size-asian="12pt" style:font-weight-asian="bold"/>
    </style:style>
    <style:style style:name="P48" style:family="paragraph" style:parent-style-name="Standard">
      <style:paragraph-properties fo:margin-left="0in" fo:margin-right="0in" fo:line-height="100%" fo:orphans="0" fo:widows="0" fo:text-indent="0.5in" style:auto-text-indent="false"/>
      <style:text-properties fo:color="#000000" style:font-name="Times New Roman" fo:font-size="12pt" style:text-underline-style="none" fo:font-weight="bold" officeooo:rsid="00083832" officeooo:paragraph-rsid="00083832" style:letter-kerning="false" style:font-size-asian="12pt" style:font-weight-asian="bold"/>
    </style:style>
    <style:style style:name="P49" style:family="paragraph" style:parent-style-name="Standard">
      <loext:graphic-properties draw:fill-color="#ffffff"/>
      <style:paragraph-properties fo:margin-left="0.5in" fo:margin-right="0in" fo:margin-top="0in" fo:margin-bottom="0in" loext:contextual-spacing="false" fo:line-height="100%" fo:orphans="0" fo:widows="0" fo:text-indent="0.5in" style:auto-text-indent="false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0" style:family="paragraph" style:parent-style-name="Standard" style:master-page-name="Standard">
      <loext:graphic-properties draw:fill-color="#ffffff"/>
      <style:paragraph-properties fo:margin-top="0in" fo:margin-bottom="0in" loext:contextual-spacing="false" fo:line-height="100%" fo:text-align="center" style:justify-single-word="false" fo:orphans="0" fo:widows="0" style:page-number="1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1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true" fo:line-height="100%" fo:orphans="0" fo:widows="0" fo:text-indent="-0.2492in" style:auto-text-indent="false" fo:padding="0in" fo:border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52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true" fo:line-height="100%" fo:orphans="0" fo:widows="0" fo:text-indent="-0.2492in" style:auto-text-indent="false" fo:padding="0in" fo:border="none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officeooo:rsid="00056fc7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fo:font-weight="bold" officeooo:rsid="00056fc7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6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T10" style:family="text">
      <style:text-properties fo:color="#000000" style:font-name="Times New Roman" fo:font-size="10pt" fo:font-weight="bold" style:letter-kerning="true" style:font-size-asian="10pt" style:font-weight-asian="bold"/>
    </style:style>
    <style:style style:name="T11" style:family="text">
      <style:text-properties fo:color="#000000" style:font-name="Times New Roman" fo:font-size="10pt" fo:font-weight="bold" style:letter-kerning="false" style:font-size-asian="10pt" style:font-weight-asian="bold"/>
    </style:style>
    <style:style style:name="T12" style:family="text">
      <style:text-properties fo:color="#000000" style:font-name="Times New Roman" fo:font-size="10pt" fo:font-weight="bold" style:letter-kerning="false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officeooo:rsid="0004e569" style:letter-kerning="false" style:font-name-asian="Times New Roman1" style:font-size-asian="10pt" style:font-weight-asian="bold" style:font-name-complex="Times New Roman1" style:font-size-complex="10pt"/>
    </style:style>
    <style:style style:name="T14" style:family="text">
      <style:text-properties fo:color="#000000" style:font-name="Times New Roman" fo:font-size="10pt" fo:font-weight="normal" style:letter-kerning="true" style:font-size-asian="10pt" style:font-weight-asian="normal"/>
    </style:style>
    <style:style style:name="T15" style:family="text">
      <style:text-properties fo:color="#000000" style:font-name="Times New Roman" fo:font-size="10pt" fo:font-weight="normal" style:letter-kerning="false" style:font-size-asian="10pt" style:font-weight-asian="normal"/>
    </style:style>
    <style:style style:name="T16" style:family="text">
      <style:text-properties fo:color="#000000" style:font-name="Times New Roman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T17" style:family="text">
      <style:text-properties fo:color="#000000" style:font-name="Times New Roman" fo:font-size="12pt" style:text-underline-style="solid" style:text-underline-width="auto" style:text-underline-color="font-color" fo:font-weight="bold" officeooo:rsid="0004e569" style:letter-kerning="true" style:font-size-asian="12pt" style:font-weight-asian="bold"/>
    </style:style>
    <style:style style:name="T18" style:family="text">
      <style:text-properties fo:color="#000000" style:font-name="Times New Roman" fo:font-size="12pt" style:text-underline-style="solid" style:text-underline-width="auto" style:text-underline-color="font-color" fo:font-weight="normal" officeooo:rsid="00056fc7" style:letter-kerning="true" style:font-size-asian="12pt" style:font-weight-asian="normal"/>
    </style:style>
    <style:style style:name="T19" style:family="text">
      <style:text-properties fo:color="#000000" style:font-name="Times New Roman" fo:font-size="12pt" style:text-underline-style="none" fo:font-weight="bold" style:letter-kerning="true" style:font-size-asian="12pt" style:font-weight-asian="bold"/>
    </style:style>
    <style:style style:name="T20" style:family="text">
      <style:text-properties fo:color="#000000" style:font-name="Times New Roman" fo:font-size="12pt" style:text-underline-style="none" fo:font-weight="bold" officeooo:rsid="0004e569" style:letter-kerning="true" style:font-size-asian="12pt" style:font-weight-asian="bold"/>
    </style:style>
    <style:style style:name="T21" style:family="text">
      <style:text-properties fo:color="#000000" style:font-name="Times New Roman" fo:font-size="12pt" style:text-underline-style="none" fo:font-weight="bold" officeooo:rsid="00056fc7" style:letter-kerning="true" style:font-size-asian="12pt" style:font-weight-asian="bold"/>
    </style:style>
    <style:style style:name="T22" style:family="text">
      <style:text-properties fo:color="#000000" style:font-name="Times New Roman" fo:font-size="12pt" style:text-underline-style="none" fo:font-weight="bold" officeooo:rsid="00068a28" style:letter-kerning="true" style:font-size-asian="12pt" style:font-weight-asian="bold"/>
    </style:style>
    <style:style style:name="T23" style:family="text">
      <style:text-properties fo:color="#000000" style:font-name="Times New Roman" fo:font-size="12pt" style:text-underline-style="none" fo:font-weight="bold" officeooo:rsid="0006fa15" style:letter-kerning="true" style:font-size-asian="12pt" style:font-weight-asian="bold"/>
    </style:style>
    <style:style style:name="T24" style:family="text">
      <style:text-properties fo:color="#000000" style:font-name="Times New Roman" fo:font-size="12pt" style:text-underline-style="none" fo:font-weight="bold" officeooo:rsid="0007b96e" style:letter-kerning="true" style:font-size-asian="12pt" style:font-weight-asian="bold"/>
    </style:style>
    <style:style style:name="T25" style:family="text">
      <style:text-properties fo:color="#000000" style:font-name="Times New Roman" fo:font-size="12pt" style:text-underline-style="none" fo:font-weight="bold" officeooo:rsid="00083832" style:letter-kerning="true" style:font-size-asian="12pt" style:font-weight-asian="bold"/>
    </style:style>
    <style:style style:name="T26" style:family="text">
      <style:text-properties fo:color="#000000" style:font-name="Times New Roman" fo:font-size="12pt" style:text-underline-style="none" fo:font-weight="bold" officeooo:rsid="00068a28" style:letter-kerning="false" style:font-name-asian="Times New Roman1" style:font-size-asian="12pt" style:font-weight-asian="bold" style:font-name-complex="Times New Roman1" style:font-size-complex="10pt" style:font-weight-complex="bold"/>
    </style:style>
    <style:style style:name="T27" style:family="text">
      <style:text-properties fo:color="#000000" style:font-name="Times New Roman" fo:font-size="12pt" style:text-underline-style="none" fo:font-weight="bold" style:letter-kerning="false" style:font-size-asian="12pt" style:font-weight-asian="bold"/>
    </style:style>
    <style:style style:name="T28" style:family="text">
      <style:text-properties fo:color="#000000" style:font-name="Times New Roman" fo:font-size="12pt" style:text-underline-style="none" fo:font-weight="normal" style:letter-kerning="true" style:font-size-asian="12pt" style:font-weight-asian="normal"/>
    </style:style>
    <style:style style:name="T29" style:family="text">
      <style:text-properties fo:color="#000000" style:font-name="Times New Roman" fo:font-size="12pt" style:text-underline-style="none" fo:font-weight="normal" officeooo:rsid="00056fc7" style:letter-kerning="true" style:font-size-asian="12pt" style:font-weight-asian="normal"/>
    </style:style>
    <style:style style:name="T30" style:family="text">
      <style:text-properties fo:color="#000000" style:font-name="Times New Roman" fo:font-size="12pt" style:text-underline-style="none" fo:font-weight="normal" officeooo:rsid="0005efcd" style:letter-kerning="true" style:font-size-asian="12pt" style:font-weight-asian="normal"/>
    </style:style>
    <style:style style:name="T31" style:family="text">
      <style:text-properties fo:color="#000000" style:font-name="Times New Roman" fo:font-size="12pt" style:text-underline-style="none" fo:font-weight="normal" officeooo:rsid="00068a28" style:letter-kerning="true" style:font-size-asian="12pt" style:font-weight-asian="normal"/>
    </style:style>
    <style:style style:name="T32" style:family="text">
      <style:text-properties fo:color="#000000" style:font-name="Times New Roman" fo:font-size="12pt" style:text-underline-style="none" fo:font-weight="normal" officeooo:rsid="0006fa15" style:letter-kerning="true" style:font-size-asian="12pt" style:font-weight-asian="normal"/>
    </style:style>
    <style:style style:name="T33" style:family="text">
      <style:text-properties fo:color="#000000" style:font-name="Times New Roman" fo:font-size="12pt" style:text-underline-style="none" fo:font-weight="normal" officeooo:rsid="00083832" style:letter-kerning="true" style:font-size-asian="12pt" style:font-weight-asian="normal"/>
    </style:style>
    <style:style style:name="T34" style:family="text">
      <style:text-properties fo:color="#000000" style:font-name="Times New Roman" fo:font-size="12pt" style:text-underline-style="none" fo:font-weight="normal" style:letter-kerning="true" style:font-name-asian="Times New Roman1" style:font-size-asian="12pt" style:font-weight-asian="normal" style:font-name-complex="Times New Roman1" style:font-size-complex="10pt"/>
    </style:style>
    <style:style style:name="T35" style:family="text">
      <style:text-properties fo:color="#000000" style:font-name="Times New Roman" fo:font-size="12pt" style:text-underline-style="none" fo:font-weight="normal" officeooo:rsid="00068a28" style:letter-kerning="true" style:font-name-asian="Times New Roman1" style:font-size-asian="12pt" style:font-weight-asian="normal" style:font-name-complex="Times New Roman1" style:font-size-complex="10pt"/>
    </style:style>
    <style:style style:name="T36" style:family="text">
      <style:text-properties fo:color="#000000" style:font-name="Times New Roman" fo:font-size="12pt" style:text-underline-style="none" fo:font-weight="normal" style:letter-kerning="false" style:font-size-asian="12pt" style:font-weight-asian="normal"/>
    </style:style>
    <style:style style:name="T37" style:family="text">
      <style:text-properties fo:color="#000000" style:font-name="Times New Roman" fo:font-size="12pt" style:text-underline-style="none" fo:font-weight="normal" officeooo:rsid="00056fc7" style:letter-kerning="false" style:font-size-asian="12pt" style:font-weight-asian="normal"/>
    </style:style>
    <style:style style:name="T38" style:family="text">
      <style:text-properties fo:color="#000000" style:font-name="Times New Roman" fo:font-size="12pt" style:text-underline-style="none" fo:font-weight="normal" style:letter-kerning="false" style:font-size-asian="12pt" style:font-weight-asian="normal" style:font-weight-complex="normal"/>
    </style:style>
    <style:style style:name="T39" style:family="text">
      <style:text-properties fo:color="#000000" style:font-name="Times New Roman" fo:font-size="12pt" style:text-underline-style="none" fo:font-weight="normal" officeooo:rsid="00083832" style:letter-kerning="false" style:font-size-asian="12pt" style:font-weight-asian="normal" style:font-weight-complex="normal"/>
    </style:style>
    <style:style style:name="T40" style:family="text">
      <style:text-properties fo:font-weight="bold" officeooo:rsid="0004e569" style:font-weight-asian="bold" style:font-weight-complex="bold"/>
    </style:style>
    <style:style style:name="T41" style:family="text">
      <style:text-properties officeooo:rsid="00056fc7"/>
    </style:style>
    <style:style style:name="T42" style:family="text">
      <style:text-properties officeooo:rsid="0007b96e"/>
    </style:style>
    <style:style style:name="T43" style:family="text">
      <style:text-properties fo:font-weight="normal" officeooo:rsid="0007b96e" style:font-weight-asian="normal" style:font-weight-complex="normal"/>
    </style:style>
    <style:style style:name="T44" style:family="text">
      <style:text-properties officeooo:rsid="00083832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fo:font-size="11pt" officeooo:rsid="00083832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xxxxxxxxxxxxxxxxxxxxxxxxxxxxxxxxx</text:p>
      <text:p text:style-name="P14"/>
      <text:p text:style-name="P20">xxxxxxxxxxxxxxxxxxx</text:p>
      <text:p text:style-name="P21">xxxxxxxxxxxxxxxxxxxxxxxxxxxxxxxxxxxxxxxxxxxxxxxxxxxxxxxxxxxxxxxxxxxxxxxxxxxxxxxxxxxxxxxxxxxxxxxxxxxxxxxxxxxxxxxxxxxx</text:p>
      <text:p text:style-name="P15"/>
      <text:p text:style-name="P2"><text:span text:style-name="T10">x</text:span><text:span text:style-name="T14">xxxxxx</text:span><text:span text:style-name="T10">xxxxxxxxxx</text:span><text:span text:style-name="T14">xxxxxxxxxxxxxxx</text:span><text:span text:style-name="T10">xxxxxxxxxxxxx</text:span></text:p>
      <text:p text:style-name="P2"><text:span text:style-name="T14">xxxxxxxxxxx</text:span><text:span text:style-name="T10">xxxxxxxxxxxxxxxxxx</text:span><text:span text:style-name="T14">xxx</text:span></text:p>
      <text:p text:style-name="P2"><text:span text:style-name="T14">xxxxxxxx</text:span><text:span text:style-name="T10">xxxxxxxxxxxxxxxxxx</text:span><text:span text:style-name="T14">xxxxxxxxxx</text:span><text:span text:style-name="T10">xxxxxxxxxxxx</text:span></text:p>
      <text:p text:style-name="P7">x</text:p>
      <text:p text:style-name="P1"><text:span text:style-name="T15">x</text:span><text:span text:style-name="T11">xxxxxxxxxxxxxxxxxxxxxxxxxxxxxxxxxxxxxxxxxxxxxxxxxxxxxxxxxxxxxxxxxxxxxxxxxxxxxxxxxxxxxxxxxxxxxxxxxxxx</text:span></text:p>
      <text:p text:style-name="P17">x</text:p>
      <text:p text:style-name="P12"><text:span text:style-name="T3">x</text:span><text:span text:style-name="T6">xxxxxxxxxxxxxxxxxxxxxxxxxxxxxxxxxxxxxxxxxxxxxxxxxxx</text:span><text:span text:style-name="T7">xxxxxxxxx</text:span></text:p>
      <text:p text:style-name="P17">x</text:p>
      <text:p text:style-name="P17"/>
      <text:p text:style-name="P18">xxxxxxxxxxxxxxxxxxxxxxxxxxxxxxxxxxxxxxxxxxxxxxxxxxxx</text:p>
      <text:p text:style-name="P13"><text:span text:style-name="T12">xxxxxxx</text:span><text:span text:style-name="T13">xxxx</text:span><text:span text:style-name="T12">xxxxxxxxxxxxxxx</text:span></text:p>
      <text:p text:style-name="P15"/>
      <text:p text:style-name="P15"/>
      <text:p text:style-name="P27">xxxxxxxxxxxxxxxxxxxxxxxxxxxxxxxxxxxxxxxxxxxxxxxxxxxxxxxxxxxxxxxxxxxxxxxxxxxxxxxxxxxxxxxxxxxxxxxxxxxxxxxxxxxxxxxxxxxxxxxxxxxxxxxxxxxxxxxxxxxxxxx</text:p>
      <text:p text:style-name="P25">x<text:span text:style-name="T40">xxx</text:span></text:p>
      <text:p text:style-name="P25"/>
      <text:p text:style-name="P25"/>
      <text:p text:style-name="P27">xxxxxxxxxxxxxxxxxxxxxxxxxxxxxxxxxxxxxxxxxxxxxxxxxxxxxxxxxxxxxxxxxxxxxxxxxxxxxxxxxxxxxxxxxxxxxxxxxxxxxxxxxxxxxxxxxxxxxxxxxxxxxxxxxxxxxxxxxxxxxxxxxxxxxxxxxxx</text:p>
      <text:p text:style-name="P25"/>
      <text:p text:style-name="P39"><text:span text:style-name="T16">xxxxxxxxxxx</text:span><text:span text:style-name="T19">xxx</text:span></text:p>
      <text:p text:style-name="P39"><text:span text:style-name="T19">x</text:span><text:span text:style-name="T22">xxxxxxxxxxxxxxxxxxxxxxxxxxxxxxxxxxxxxxxxxxxxxxxxxxxxxxxxxxxxxxxxxxxxxxxxxxxxxxxxxxxxxxxxxxxxxxxx</text:span></text:p>
      <text:p text:style-name="P39"><text:span text:style-name="T19">xxxxxxx</text:span><text:span text:style-name="T20">xxx</text:span><text:span text:style-name="T19">xxxxxxxxxxx</text:span><text:span text:style-name="T20">x</text:span><text:span text:style-name="T19">xxxxxxxxxxxxxxxxxxx</text:span><text:span text:style-name="T20">xxxxx</text:span><text:span text:style-name="T22">xxxxxx</text:span><text:span text:style-name="T20">xxxxxxxxxxxxxx</text:span><text:span text:style-name="T19">xxx</text:span><text:span text:style-name="T20">xxxxxxxxxxxxxxxxxxxxxxxxxxxxxxxxxxxxxxxxxxxxxxxxxxxxxxxxxxxxxxxxxxxxxxxxxxxxx</text:span><text:span text:style-name="T19">xxxxxx</text:span><text:span text:style-name="T20">x</text:span><text:span text:style-name="T19">xxxxxxxxxxxxxxxxxxxxxxxxxxxxx</text:span><text:span text:style-name="T20">xxxxxxxxxx</text:span><text:span text:style-name="T19">x</text:span></text:p>
      <text:p text:style-name="P29"/>
      <text:p text:style-name="P37">xxxxxxxxxxxxxxxxxxxxxxxx</text:p>
      <text:p text:style-name="P41"><text:span text:style-name="T31">x</text:span><text:span text:style-name="T28">xxx</text:span><text:span text:style-name="T19">xxxxxxxxxxxxxxxxxxxxxxxxxxxxx</text:span><text:span text:style-name="T28">x</text:span><text:span text:style-name="T29">xxxxxxxxxxxxx</text:span><text:span text:style-name="T28">xxxxxxxxxx</text:span><text:span text:style-name="T29">xxxxxxxxxxxxxxxx</text:span><text:span text:style-name="T28">xxxxxxxxxxxxxxxxxxxxxxxxxxxxxxxxxxxx</text:span><text:span text:style-name="T29">xxxxx</text:span><text:span text:style-name="T28">xxxxxxxx</text:span><text:span text:style-name="T19">xxxxx</text:span><text:span text:style-name="T28">x</text:span><text:span text:style-name="T19">xxxxxxxxxxxxxxxxxxxxxxxxxxxxxxxxxxxxxxxxxxxxxxxxxxxxxxxxxxxxxxxxxxxxxxxxxxxxxxxxxxxxxxxxxxxxxxxxxxxxxxxxxxxxxxxxxxxxxxxxxxxxxxxxxxxxxxxxxxxxxxxxxxxxxxxxxxxxxxxxxxxxxxxxxxxxxxxxxxxxxxxx</text:span></text:p>
      <text:p text:style-name="P41"><text:span text:style-name="T19">xxxxxxxxxxxxxxxxxxxxxxxxxxxxxxxxxxxxxxxxxxxxxxxxxx</text:span><text:span text:style-name="T21">xxxxxxxxx</text:span><text:span text:style-name="T19">xxxxxxxxxxxxxxxxxxxxxxxxxxxxxx</text:span><text:span text:style-name="T21">xxxxxx</text:span><text:span text:style-name="T19">xxxxxxxxxxxxxxxxxxxxxxxxxxxxxxxxxx</text:span></text:p>
      <text:p text:style-name="P41"><text:span text:style-name="T19">xxxxxxxxxxxxxxxxxxxxxxxxxxxxxxxxxxxxxxxxxxxxxxxxxxxxxxxxxxxxxxxxxxxxxxxxxxxxxxxxxxxxxxxxxxxxxxxxxxxxxxxxxxxxxxxxxxxxxxxxx</text:span><text:span text:style-name="T21">xxxxxxxxxxxxxxxxxxxxxxxxxxxxxxxxxxxxxxxxxx</text:span><text:span text:style-name="T19">xxxxxxxxxxxxxxxxxxxxxxxxxxxxxxxxxxxxxxxxxxxxxxxxxxxxxxxxxxxxxxxxxxxxxxxxxxxxxxxxxxxxxxxxxxxxxxxxxxxxxxxxxxxxxxxxxxxxxxxxxxxxx</text:span><text:soft-page-break/><text:span text:style-name="T19">xxxxxxxxxxxxxxxxxxxxxxxxxxxxxxxxxxxxxxxxxxxxxxxxxxxxxxxxxxxxxxxxxxxxxxxxxxxxxx</text:span></text:p>
      <text:p text:style-name="P33">xxxxxxxxxxxxxxxxxxxxxxxxxxxxxxxxxxxxxxxxxxxxxxxxxxxxxxxxxxxxxxxxxxxxxxxxxxxxxxxxxxxxxxxxxxxxxxxxxxxxxxxxxxxxxxxxxxxxxxxxxxxxxxxxxxxxxxxxxxxx</text:p>
      <text:p text:style-name="P41"><text:span text:style-name="T19">xxxxxxxxxxxxxxxxxxxxxxxxxxxxxxxxxxxxxxxxxxxxxxxxxxxxxxxxxxxxxxxxxxxxxxxxxxxxxxxxxxxxxxxx</text:span><text:span text:style-name="T21">xxxxxxxx</text:span><text:span text:style-name="T19">xxxxxxxxxxxxxxxxxxxxxxxxxxxxxxxxxxxx</text:span><text:span text:style-name="T21">xxxxxxxxxxxxxxxxxxxxxxxxxxxxxxxxxxxxxxxxxxxxxxxxxxxxxxxxxxxxxxxxxxxxxxxxxxxxxxxxxxxxxxxxxxxxxxxxxxxxxxxxxxxxxxxxx</text:span></text:p>
      <text:p text:style-name="P41"><text:span text:style-name="T28">x</text:span><text:span text:style-name="T18">xxxxxx</text:span><text:span text:style-name="T28">xxxxxxxxxxxxxxxxxxxxxxxxxxxxxxxxxxxxxxxxxxxxxxxxxxxxxxxxxxxxxxxxxxxxxxxxxxxxxxxxxxxxxxxxxxxxxxxxxxxxxxxxxxxxxxxxxxxxxxxxxxxxxxxxxxxxxxxxxxxxxxxxxxxxxxxxxxxxxxxxxxxxxxxxxxxxxxxxxxxxxxxxxxxxxxxxxxxxxxxxxxxxxxxxxxxxxxxxxxxxxxxxxxxxxxxxxxxxxxxxxxxxxxxxxx</text:span><text:span text:style-name="T29">xxxxxxxx</text:span><text:span text:style-name="T28">xxxxxx</text:span><text:span text:style-name="T29">xxxxxxxxxxxx</text:span><text:span text:style-name="T28">x</text:span></text:p>
      <text:p text:style-name="P38"><text:span text:style-name="T36">xxxxxxxxxxxxxxxxxxxxxxxxxxxxxxxxxxxxxxxxxxxxxxxxxx</text:span><text:span text:style-name="T37">xxxxxxxxxxx</text:span><text:span text:style-name="T36">x</text:span></text:p>
      <text:p text:style-name="P28"/>
      <text:p text:style-name="P28"/>
      <text:p text:style-name="P39"><text:span text:style-name="T31">x</text:span><text:span text:style-name="T28">xxx</text:span><text:span text:style-name="T19">xxxxxxxxxxxxxxxxxxxxxxxxxxxxxxxxxxxxxxxxxxxxxxxxxxxxxxxxxxxxxxxxxxxxxxxxxxxxxxxxxxxxxxxxxxxx</text:span><text:span text:style-name="T28">xxxxxxxxxxxxxxx</text:span><text:span text:style-name="T19">xxxxxxxxxxxxxxxxxxxxxxxxxxxxxxxxxxxxxxxxxxxxxxxxxxxxxxxxxxxxxxxx</text:span><text:span text:style-name="T24">xxxxxxxx</text:span><text:span text:style-name="T19">xxxxxxxxxxxxxxxxxxxxxxxxxxxxxxx</text:span><text:span text:style-name="T24">xxxxxxxxxxxxxxxxxxxxxxxxxxxxxxxxxxxxxxxxxxxxxxxxxxxxxxxxxxxxxxxxxxxxxxxxxxxxxxxxxxxxxxxxxxxxxxxxxxxx</text:span></text:p>
      <text:p text:style-name="P30"/>
      <text:p text:style-name="P30"/>
      <text:p text:style-name="P39"><text:span text:style-name="T31">x</text:span><text:span text:style-name="T28">xxx</text:span><text:span text:style-name="T19">xxxxxxxxxxxx</text:span><text:span text:style-name="T20">xxxxxxxxxxxxxx</text:span><text:span text:style-name="T19">xxxxxxxxxxxxxxxxxxxxxxxxxxxxxxxxxxxxxxxxxxxxxxxxxxxxxxxxxxxxxxxxxxxxxxx</text:span><text:span text:style-name="T22">xxxx</text:span><text:span text:style-name="T20">xxxxxxxx</text:span><text:span text:style-name="T19">xx</text:span><text:span text:style-name="T21">xxxx</text:span><text:span text:style-name="T19">xxxxxxxxxxxxxxxxxxxxxxxxxxxxxxxxxxxxxx</text:span><text:span text:style-name="T20">xxxxxxx</text:span><text:span text:style-name="T19">x</text:span><text:span text:style-name="T20">xxxxxxxxxxxxxxxxxxxxxx</text:span><text:span text:style-name="T19">xx</text:span><text:span text:style-name="T20">xxxxxxxxxxxxxxxxxxxxxxxxxxxxxxxxxxxxxxxxxxxxxxxxxxxxxxxxxxxxxxxxxxxxxxxxxxxxxxxxxxxxxxxxxxxxxxxxxxxxxxxxxxxxxxxxxxxxxxxxxxxxx</text:span><text:span text:style-name="T17">xxxxxxxxxxxxxxxxxxxxx</text:span><text:span text:style-name="T20">xxxxxxxxxxxxxxxxxxxxxxxxxxxxxxxxxxxxxxxxxxxxxxxxxxxxxxxxxxxxxxxxxxxxxxxxxxxxxxxxxxxxxxxxxxxxxxxx</text:span></text:p>
      <text:p text:style-name="P39"><text:span text:style-name="T20">x</text:span><text:span text:style-name="T24">xxxxxxxxxxxxxxxxxxxxxxxxxxxxxxxxxxxxxxxxxxxxxxxxxxxxxxxxxxxxxxxxxxxxxxx</text:span></text:p>
      <text:p text:style-name="P39"><text:span text:style-name="T20">xxxxxxxxxxxxxxxxxxxxxxxxxxxxxxxxxxxxxxxxxxxxxxxxxxxxxxxxxxxxxxxxxxxxxxxxxxxxxxx</text:span><text:span text:style-name="T24">xxxxxxxxxxxxxx</text:span><text:span text:style-name="T20">xxxxxxxxxxxxxxxxxxxxxxxxxxxxxxxxxxxx</text:span><text:span text:style-name="T24">xxx</text:span><text:span text:style-name="T20">xxxxxxxxxxxxxxxxxxxxxxxxxxxxxxxxxxxxxxxxxxxxxxx</text:span><text:span text:style-name="T24">xxxxx</text:span><text:span text:style-name="T20">xxxxxxxxxxxxx</text:span><text:span text:style-name="T21">xxxxxxxxxxxxxxxxxxxxxxxxxxxxxxxxxxxxxxxxxxxxxxxxxxxxxxxxxxxxxxxxxxxxxxxxxxxxxxxxxxxxxxxxxxxxxxxxxxxxxxxx</text:span></text:p>
      <text:p text:style-name="P34">xxxxxxxxxxxxxxxxxxxxxxxxxxxxxxxxxxxxxxxxxxxxxxx<text:span text:style-name="T42">x</text:span>xxxxxxxxx<text:span text:style-name="T42">xxxxxxxxxxxxxxxxxx</text:span>x</text:p>
      <text:p text:style-name="P40"><text:span text:style-name="T20">x</text:span><text:span text:style-name="T21">xxxxxxxxxxxxxxxxxxxxxxxxxxxxxxxxxxxxxxxxxxxxxxxxxxxxxxxxxxxxxxxx</text:span><text:span text:style-name="T24">xxx</text:span><text:span text:style-name="T21">xxxxxxxxxxxxxxxxxxxxxxx</text:span><text:span text:style-name="T24">x</text:span><text:span text:style-name="T21">xxxxxxxxxxxxx</text:span><text:span text:style-name="T24">xxxxxxxxxxxxxxxxxxxxxxxxxxxxxxxxxxxxxxxx</text:span><text:span text:style-name="T21">xxxxxxxxxxxxxxx</text:span><text:span text:style-name="T25">xxx</text:span><text:span text:style-name="T21">xxxxxxxxxxxxxxxxxxxxxxxxxxxxxxxxxxxxxxxxxxxxxxxxxxxxxxxxxxxxxxxxxxxxxxxxxxxxxxxxxxxxxxxxxxxxxxxxxxxxxxxxxxxxx</text:span><text:span text:style-name="T24">xxxxxxxxxxx</text:span><text:span text:style-name="T21">xxxxxxxxxxxx</text:span><text:span text:style-name="T24">xxxxxxxxx</text:span><text:span text:style-name="T21">x</text:span></text:p>
      <text:p text:style-name="P40"><text:soft-page-break/><text:span text:style-name="T20">xxxxxxxxxxxxxxxxxxxxxxxxxxxxxxxxxxxxxxxxxxxxxx</text:span><text:span text:style-name="T21">xxxxxxxxxxxxxxxxxxxxxxxxxxxxxxxxxxxxxxxxxxxxxxxxx</text:span><text:span text:style-name="T20">xxxxxxxx</text:span><text:span text:style-name="T21">xxxxxxxxxxxxxx</text:span><text:span text:style-name="T20">xxxxxxxxxxxxxxxxxxxxxxxxxxxxxxxxxxxxxxxxx</text:span></text:p>
      <text:p text:style-name="P30">x<text:span text:style-name="T41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span></text:p>
      <text:p text:style-name="P31"/>
      <text:p text:style-name="P32"><text:span text:style-name="T46">x</text:span><text:span text:style-name="T45">xxxxxxxxxxxxxxxxxxxxxxxxxx</text:span><text:span text:style-name="T46">x</text:span><text:span text:style-name="T45">x</text:span>x</text:p>
      <text:p text:style-name="P31"/>
      <text:p text:style-name="P35">x<text:span text:style-name="T42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span><text:span text:style-name="T43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span></text:p>
      <text:p text:style-name="P36"/>
      <text:p text:style-name="P25"/>
      <text:p text:style-name="P25"/>
      <text:p text:style-name="P20">xxxxxxx</text:p>
      <text:p text:style-name="P12"><text:span text:style-name="T5">x</text:span><text:span text:style-name="T6">xxxxxxxxxxxxxxx</text:span><text:span text:style-name="T5">xxxxxxxxx</text:span><text:span text:style-name="T6">xxx</text:span><text:span text:style-name="T3">xx</text:span><text:span text:style-name="T1">x</text:span><text:span text:style-name="T2">xxxxxxxxxxxxxxxxxxxxxxxxxxxxxxxxxx</text:span></text:p>
      <text:p text:style-name="P15"/>
      <text:p text:style-name="P17">xxxxxxxxxxxxxxxxxxxxxxxxxxxxxxxxxxxxxxxxxxxxxxxxxxxxxxxxxxxxxxxxxxxxxxxxxxxxxxxx</text:p>
      <text:p text:style-name="P15"/>
      <text:p text:style-name="P49">xxxxxxxxxxxxxxxxxxxxxxxxxxxxxxxxxxxxxxxx</text:p>
      <text:p text:style-name="P22"/>
      <text:p text:style-name="P27">xxxxxxxxxxxxxxxxxxxxxxxxxxxxxxxxxxxxxxxxxxxxxxxxxxxxxxxxxxxxxxxxxxxxxxxxxxxxxxxxxxxxxxxxxxxxx</text:p>
      <text:p text:style-name="P27">xxxxxxxxxxxxxxxxxxxxxxxxxxxxxxxxxxxxxxxxxxxxxxxxxxxxxxxxxxxxxxxxxxxxxxxxxxxxxxxxxxxxxxxxxxxxxxxxxxxxxxxxxxxxxxxxxxxxxxxxxxxxxxxxxxxxxxxxxxxxxxxxxxxxxxxxxxxxxxxxxxxxxxxxxxxxxxxxxxxxxxxxxxxxxxxxxxxxxxxxxxxxxxxxxxxxxxxxxxxxxxxxxxx</text:p>
      <text:p text:style-name="P27"/>
      <text:p text:style-name="P24"><text:span text:style-name="T6">x</text:span><text:span text:style-name="T4">xxxxxxxxxxxxxxxxxxxxx</text:span></text:p>
      <text:p text:style-name="P15"/>
      <text:p text:style-name="P27">xxxxxxxxxxxxxxxxxxxxxxxxxxxxxxxxxxxxxxxxxxxxxxxxxxxxxxxxxxxxxxxxxxxxxxxxxxxxxxxxxxxxxxxxxxxxxxxxxxxxxxxxxxxxxxxxxxxxxxxxxxxxxxxxxxxxxxxxxxxxxxx</text:p>
      <text:p text:style-name="P27"/>
      <text:p text:style-name="P40"><text:span text:style-name="T19">xxxxxxxxxxxxxxxxxxxxxxxxxxxxxxxxxxxxxxxxxxxxxxxxxxxxxxxxxxxxxxxxxxxxxxxxxxxxxxxxxxxxxxxxxxxxxxxxxxxxxxxxxxxxxxxxxxxxxxxxxxxxxxxxxxxxxxxxxxxxxxxxxxxxxxxxxxxxxxxxxxxxxxxxxxxxxxxxxxxxxxxxxxxxxxxxxxxxxxxxxxxxxxxxxxxxxxxxxxxxxxxxxxxxxxxxxxxxxxxxxxxxxxx</text:span><text:span text:style-name="T28">x</text:span></text:p>
      <text:p text:style-name="P26"><text:soft-page-break/>x</text:p>
      <text:p text:style-name="P15"/>
      <text:p text:style-name="P24"><text:span text:style-name="T6">xxxxxxxxxxxxxxxxxxxxxxxxxxxxxxxxxxxxxxxxxxxxxxxxxxxxxxxxxxxxxxxxxxxxxxxxxxxxxxxxxxxxxxxxxxxxxxxxxxxxxxxx</text:span><text:span text:style-name="T8">x</text:span></text:p>
      <text:p text:style-name="P15"/>
      <text:p text:style-name="P3"><text:span text:style-name="T28">xxxxxxxxxxxx</text:span><text:span text:style-name="T29">xxxxxxxxxxxxxxxxxxxxxxxxxxxxxxxxxxxxxxxxxxxxxxxxxxxxxxxxxxxxxxxxxxxxxxxxxxxxxxxxxxxxxxxxxxxxxxxxxxxxxxxxxxxxxxxxxxxxxxxxxxxxxxxxxxxxxxxxxxxxxxxxxxxxxxxxxxxxxxxxxxxxxxxxxxxxxxxxxxxxxxxxxxxxxxxxxxxxxxxxxxxxxxxxxxxxxxxxxxxxxxxxxxxxxxxxxxxxxxxxxxxx</text:span><text:span text:style-name="T33">xxxxxxxxx</text:span><text:span text:style-name="T29">xxxxxx</text:span></text:p>
      <text:p text:style-name="P4"><text:span text:style-name="T30">x</text:span><text:span text:style-name="T28">xx</text:span><text:span text:style-name="T30">xxxxxxxxxxxxxxxxxxxxxxxxxxxxxxxxxxxxxxxxxxxxxxxxxxxxxxxxxxxxxxxxxxxxxxxxxxxxxxxxxxxxxxxxxxxxxxxxxxxxxxxxxxxxxxxxxxxxxxxxxxxxxxxxxxxxxxxxxxxxxxxxxxxxxxxxxxxxxxxxxxxxxxxxxxxxxxxxxxxxxxxxxxxxxxxxxxxxxxxxxxxxxxxxxxxxxxxxxxxxxxxxxxxxxxxxxxxxxxxxxxx</text:span><text:span text:style-name="T33">xxxxxx</text:span><text:span text:style-name="T30">xxxxxxxxxxxxxxxxxxxxxxxxxxxxxxxxxxxxxxxxxxxxxxxxxxxxxxxxxxxxxxxxxxxxxxxxxxxxxxxxxxxxxxxxxxxxxxxxxxxxxxxxxx</text:span></text:p>
      <text:p text:style-name="P5"><text:span text:style-name="T28">xxxx</text:span><text:span text:style-name="T30">xxxxxxxxxxxxxxxxxxxxxxxxxxxxxxxxxxxxxxxxxx</text:span><text:span text:style-name="T28">xxxxxxxxxxxxxxxxxxxxxxxx</text:span><text:span text:style-name="T29">xxxxxxxxxxxxxxxxxxxxx</text:span><text:span text:style-name="T28">xxxxxxxxxxxxxxxxxxxxxxxx</text:span><text:span text:style-name="T29">xxxxxxxxxxxxxxxxxxxxxxxxxxxxxxxxxxxxxxxxxxxxxxxxxxxxxxxxxxxxxxxxxxxxxxxxxxxxxxxxxxxxxxxxxxxxxxxxxxxxxxxxxxxxxxxxxxxxxxxxxxxxxxxxxxxxxxxxxxxxx</text:span><text:span text:style-name="T31">xxxxxxxxxxx</text:span><text:span text:style-name="T33">xxx</text:span><text:span text:style-name="T31">xxxxxxxxxxxxxxxx</text:span><text:span text:style-name="T30">xxxxxx</text:span><text:span text:style-name="T31">x</text:span><text:span text:style-name="T30">x</text:span><text:span text:style-name="T31">xxx</text:span><text:span text:style-name="T30">xxxxxxxxxxx</text:span><text:span text:style-name="T33">x</text:span><text:span text:style-name="T30">xxxxxxxxxxxxxxxxxxxxxxxxxxxxxxxxxxxxxxx</text:span><text:span text:style-name="T33">x</text:span><text:span text:style-name="T30">xxxxxxxxxxxxxxxxxxxxxxxxxxxxxxxxxxxxxxxxxxxxxxxxxxxxxxxxxxxxxxxxxxxxxxxxxxxxxxxxxxxxxxxxxxxxxxxxxxxxxxxxxxxxxxxxxxxxxxxxxxxxxxxxxxxxxxxxxxxxxxxxxxxxxxxxxxxxxxxxxxxxxxxxxxxxxxxxxxxxxxxxxxxxxxxxxxxxxxxxxxxxxxxxxxxxxxxxxxxxx</text:span><text:span text:style-name="T31">xxxxxxxxxx</text:span><text:span text:style-name="T30">x</text:span></text:p>
      <text:p text:style-name="P3"><text:span text:style-name="T30">x</text:span><text:span text:style-name="T28">xxxxxxxxxxxxxxxxxxxxxxxxxxxxxxxxxxxxxxxxxxxxxxxxxxxxxxxxxxxxxxxxxxxxxxxxxxxxxxxxxxxxxxxxxxxxxxxxxxxxxxxxxxxxxxxxxxxxxxxxxxxxxxxxxxxxxxxxxxxxxxxxxxxxxxxxxxxxxxxxxxxxxxxxxxxxxxxxxxxxxxxxxxxxxxxxxxxxxxxxxxxxxxxxxxxxxxxxxxxxxxxxxxxxxxxxxxxxxxxxxxxxxxxxxxxxxxxxxxxxxx</text:span><text:span text:style-name="T33">xxxxxx</text:span><text:span text:style-name="T28">xxxxxxxxxxxxxxxxxxxxxxxxxxxxxxxxxxxxxxxxxxxxxxxxxxxxxxxxxxxxxxxxxxxxxxxxxxxxxxxxxxxxxxxxxxxxxxxxxxxxxxxxxxxxxxxxxxxxxxxxxxxxxxxxxxxxxxxxxxxxxxxxxxxxxxxxxxxxxxxxxx</text:span></text:p>
      <text:p text:style-name="P10"><text:span text:style-name="T30">x</text:span><text:span text:style-name="T28">xx</text:span><text:span text:style-name="T29">xxxxxxxxxxxxxxxxxxxxxxxxxxx</text:span><text:span text:style-name="T33">xxxxxxxxxxxxxxxx</text:span><text:span text:style-name="T29">xxxxxxxx</text:span><text:span text:style-name="T33">x</text:span><text:span text:style-name="T29">xxxxxxxxxxxxxxxxxxxxxxxxxxxxxxxxxxxxxxxxxxxxxxxxxxxxxxxxxxxxxxxxxxxxxxxxxxxxxxxxxxxxxxxxxxxxxxxxx</text:span><text:span text:style-name="T28">xxxx</text:span><text:span text:style-name="T29">xxxxxxxxxxxxxxxxxx</text:span><text:span text:style-name="T28">xxxxxxxxxx</text:span><text:span text:style-name="T29">xxxxxxxxxxxxxxxxxxxx</text:span><text:span text:style-name="T28">xxxxxxxxx</text:span><text:span text:style-name="T29">xxxxxxxxxxxxxxxxxxxxxxxxxxxxxxxxxxxxxxxxxxxxxxxxxxxxxxxxxxxxxxxxxxxxxxxxxxxxxxxxxxxxxxxx</text:span><text:span text:style-name="T32">xxxxxxxxxxxxxxxxxxxxxxxxxxxxxxxxxxx</text:span><text:span text:style-name="T29">x</text:span><text:span text:style-name="T32">xxxxxxxxxxxxxx</text:span><text:span text:style-name="T29">xxxxxxxxxxxxxxxxxxx</text:span><text:span text:style-name="T33">xxxxxxxxxx</text:span><text:span text:style-name="T29">xxxxxxxxxx</text:span><text:span text:style-name="T32">xxxxxxxxxxx</text:span><text:span text:style-name="T29">xxxxxxxxxxxxxxxxxxxxxxxxxxxxxxxxxxxxxx</text:span><text:span text:style-name="T32">xxxxxxx</text:span><text:span text:style-name="T29">xx</text:span></text:p>
      <text:p text:style-name="P4"><text:span text:style-name="T30">x</text:span><text:span text:style-name="T28">xx</text:span><text:span text:style-name="T30">xxxxxxxxxxxxxxxxxxxxxxxxxxxxxxxxxxxxxxxxxxxxxxxxxxxxxxxxxxxxxxxxxxxxxxxxxxxxxxxxxxxxxxxxxxxxxxxxxxxxxxxxxxxxxxxxxxxxxxxxxxxxxxxxxxxxxxxxxxxxxxxxxxxxxxxxxxxxxxxxxxxxxxxxxxxxxxxxxxxxxxxxxxxx</text:span><text:span text:style-name="T33">xxxxxxxxx</text:span><text:span text:style-name="T30">xxx</text:span><text:span text:style-name="T33">xxxxxxxxxxxxxxxx</text:span><text:span text:style-name="T30">xxxxxxxxxxxxxxxxxxxxxxx</text:span><text:span text:style-name="T33">xx</text:span><text:span text:style-name="T30">xx</text:span><text:span text:style-name="T33">x</text:span><text:span text:style-name="T30">xxxxxxxxxxxxxxxxxxxxxxxxxxxxxxxxxxxxxxxxxxxxxxxxxxxxxxxxxxxxxxxxxxxxxxxxxxxxxxxxxxxxxxxxxxxxxxxxxxxxxxxxxxxxxxxxxxxxxxxxxxxxxxxxxxxx</text:span><text:span text:style-name="T33">xxxx</text:span><text:span text:style-name="T30">xxxxxxxxxxxxxxxxxxxxxxxxxxxxxxxxxxxxxxxxxxxxxxxxxxxxxxxxxxxxxxxxxxxxxxxxxxxxxxxxxxxxxxxxxxxxxxxxxxxxxxxxxxxxxxxxxxxxxxxxxxxxxxxxxxxxxxxxxxxxxxxxxxxxxxxxxx</text:span></text:p>
      <text:p text:style-name="P8"><text:soft-page-break/></text:p>
      <text:p text:style-name="P16"/>
      <text:p text:style-name="P12"><text:span text:style-name="T3">x</text:span><text:span text:style-name="T6">xxxxxxxxxxxxxxxxxxxxxxxxxxxxxxxxxxxxxxxx</text:span></text:p>
      <text:p text:style-name="P15"/>
      <text:p text:style-name="P13"><text:span text:style-name="T6">x</text:span><text:span text:style-name="T26">xxxxxxxxxxxxx</text:span><text:span text:style-name="T19">xxxxxxxxxxxxxxxxxxxxxxxxxxxxxxxxxxxxxxxxxxxxxxxxxx</text:span><text:span text:style-name="T23">xxxxxxxxxxxx</text:span><text:span text:style-name="T19">xxxxxxxxxxxx</text:span><text:span text:style-name="T25">xx</text:span><text:span text:style-name="T19">x</text:span><text:span text:style-name="T22">xxxxxxxxxxxxxxxxxxxxxxxxxx</text:span><text:span text:style-name="T19">xxxxxxxxxxxxxxxxxxxxxxxxxxxxxxxxxxxxxxxxxxxxxxxxxxxxxxxxxx</text:span></text:p>
      <text:p text:style-name="P6"/>
      <text:p text:style-name="P43">xxxxxxxxxxxxxxxxxxxxxxxxxxxxxxxxxxxxxxxxxxxxxxxxxxxx</text:p>
      <text:p text:style-name="P42"/>
      <text:p text:style-name="P46">xxxxxxxxxxxxxxxxxxxxxxxxxxxxxxxxxxxxxxxxxxxxxxxxx<text:span text:style-name="T44">xxx</text:span>xxxxxxxxx<text:span text:style-name="T44">xxx</text:span>xxxxx<text:span text:style-name="T44">xxxxxx</text:span>x</text:p>
      <text:p text:style-name="P45"><text:span text:style-name="T27">xxxxxxxxxxxxxxxxxxxxxxxxxxxxxxxxxxxxxxxxxxxxxxxxxxxxxxxxxxxxxxxxxxxxxxxxxxxxxxxxxxxxxxxxxxxxxxxxxxxxxxxxxxxxxxxxxxxxxxxxxxxxxxxxxxxxxxxxxxxxxxxxxxxxx</text:span><text:span text:style-name="T38">xxxxxxx</text:span><text:span text:style-name="T39">x</text:span><text:span text:style-name="T38">xxxxxxxxxxxxxxxxxxxxxxxxxxxxxxxxxxxxxxxxxxxxxxxxxxxxxxxxxxxxxxxxxxxxxxxxxxxxxxxxxxx</text:span></text:p>
      <text:p text:style-name="P47"><text:span text:style-name="T44">x</text:span>xxxxxxxxxxxxxxxxxxxxxxxxxxxxxxxxxxxxxxxxx<text:span text:style-name="T44">x</text:span>xxxxxxxxxx<text:span text:style-name="T44">x</text:span>xxxxxxxxxxxx<text:span text:style-name="T44">x</text:span>xxxxxxxxxxxxxxxxxxxxxxxxxxxxxxxxxxxx</text:p>
      <text:p text:style-name="P47">xxxxx<text:span text:style-name="T44">xxxxxxxxxxxxx</text:span>xxxxxxxxxxxxxxxxxxxxxxxxxxxxxxxx</text:p>
      <text:p text:style-name="P48">xxxxxxxxxxxxxxxxxxxxxxxxxxxxx</text:p>
      <text:p text:style-name="P23">xxxxxxxxxxxxxxxxxxxxxxxxxxxxxxxxxxxxxxxxxxxxxxxxx</text:p>
      <text:p text:style-name="P23"/>
      <text:p text:style-name="P20">xxxxxxxxxx</text:p>
      <text:p text:style-name="P44"><text:span text:style-name="T6">xxxxxxxxxxxxxxxx</text:span><text:span text:style-name="T5">xxxxx</text:span><text:span text:style-name="T6">xxxxxxxxxxxxxxxxxxxxxxxxxxxxxxxxxxxxxxxxxxxxxxxxxxxxxxx</text:span><text:span text:style-name="T5">x</text:span><text:span text:style-name="T9">xxxxxxxxx</text:span><text:span text:style-name="T5">xx</text:span></text:p>
      <text:p text:style-name="P17"/>
      <text:p text:style-name="P9">xxxxxxxxxxxxxxxxxxxxxxxx</text:p>
      <text:p text:style-name="P5"><text:span text:style-name="T28">xxxxxxxxxxxx</text:span><text:span text:style-name="T31">x</text:span><text:span text:style-name="T28">xxxxxxxxxxxxxxxxx</text:span></text:p>
      <text:p text:style-name="P13"><text:span text:style-name="T34">xxxxxxxxxxxxx</text:span><text:span text:style-name="T35">x</text:span><text:span text:style-name="T34">xxxxxxxxxxxxxxxxx</text:span></text:p>
      <text:p text:style-name="P20"/>
      <text:p text:style-name="P20">xxxxxxxxxxxxxxxxxxxxxxxxxx</text:p>
      <text:list xml:id="list343306694266769736" text:style-name="WWNum1">
        <text:list-item>
          <text:p text:style-name="P51">xxxxxxxxxxxxxxxxxxxxxxxxxxxxxxxxxxxxxxxxxxxxxxxxxxxxxxxxxxxxxxxxxxxxxxxxxxx</text:p>
        </text:list-item>
        <text:list-item>
          <text:p text:style-name="P52"><text:span text:style-name="T6">xxxxxxxxxxxxxxxxxxxxxxxxxxx</text:span><text:span text:style-name="T9">xxxxxxxxx</text:span><text:span text:style-name="T6">xxxxxxxxxxxxxxxxxxxxxxxxxxxxxxxxxxxxxxxxxxxxxxxxxxxxxxxxx</text:span></text:p>
        </text:list-item>
        <text:list-item>
          <text:p text:style-name="P51">xxxxxxxxxxxxxxxxxxxxxxxxxxxxxxxxxxxxxxxxxxxxxxxxxxxxxxxxxxxxxxxxxxxxxxxxxxxxxxxxxxxxxxxxxxxxxxxxxxxxxxxxxxxxxxxxxxxxxxxxxx</text:p>
        </text:list-item>
        <text:list-item>
          <text:p text:style-name="P51">xxxxxxxxxxxxxxxxxxxxxxxxxxxxxxxxxxxxxxxxxxxxxxxxxxxxxxxxxxxxxxxxxxxxxxx</text:p>
        </text:list-item>
      </text:list>
      <text:p text:style-name="P11"><text:span text:style-name="T5">xxxxxx</text:span><text:span text:style-name="T6">xxxxxxxxxxxxxxxxxxxxxxxxxxxxxxxxxxxxxx</text:span><text:span text:style-name="T5">xxxxx</text:span><text:span text:style-name="T6">xxxxxxxxxxxxxxxxxxxxxxxxxxxxxxxxxxxxxxxxxxxxxxxxxxxxxxxxxxxxxxxxxxxxxxxxxxxxxxxxxxxxxxxxxxxxx</text:span></text:p>
      <text:p text:style-name="P19"><text:soft-page-break/><draw:frame draw:style-name="fr1" draw:name="Image1" text:anchor-type="as-char" svg:y="-4.4311in" svg:width="6.3244in" svg:height="5.0819in" draw:z-index="0"><draw:image xlink:href="Pictures/2000030100004C6700003D468CF27124A06640FA.w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1.37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2.87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1T14:42:40.419000000</dc:date>
    <meta:editing-duration>PT9M30S</meta:editing-duration>
    <meta:editing-cycles>4</meta:editing-cycles>
    <meta:generator>LibreOffice/5.2.7.2$Windows_X86_64 LibreOffice_project/2b7f1e640c46ceb28adf43ee075a6e8b8439ed10</meta:generator>
    <meta:document-statistic meta:table-count="0" meta:image-count="1" meta:object-count="0" meta:page-count="6" meta:paragraph-count="75" meta:word-count="78" meta:character-count="10568" meta:non-whitespace-character-count="10568"/>
  </office:meta>
</office:document-meta>
</file>